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805100003154000008F72B67876E.svg" manifest:media-type="image/svg+xml"/>
  <manifest:file-entry manifest:full-path="Pictures/100002010000017D00000049ABFB5E17.png" manifest:media-type="image/png"/>
  <manifest:file-entry manifest:full-path="Pictures/10000201000001DD000000578AC3BB5E.png" manifest:media-type="image/png"/>
  <manifest:file-entry manifest:full-path="Pictures/100040540000275600000785155C906B.svg" manifest:media-type="image/svg+xml"/>
  <manifest:file-entry manifest:full-path="Pictures/100002010000025C000001B219E3A723.png" manifest:media-type="image/png"/>
  <manifest:file-entry manifest:full-path="Pictures/1000383A00003E6D00002CDA230C227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98cm" svg:height="11.481cm" svg:x="6.096cm" svg:y="2.286cm">
          <draw:image xlink:href="Pictures/1000383A00003E6D00002CDA230C227A.svg" xlink:type="simple" xlink:show="embed" xlink:actuate="onLoad">
            <text:p/>
          </draw:image>
          <draw:image xlink:href="Pictures/100002010000025C000001B219E3A723.png" xlink:type="simple" xlink:show="embed" xlink:actuate="onLoad"/>
        </draw:frame>
        <draw:frame draw:style-name="gr2" draw:text-style-name="P1" draw:layer="layout" svg:width="11.938cm" svg:height="2.432cm" svg:x="1.27cm" svg:y="17.78cm">
          <draw:image xlink:href="Pictures/100040540000275600000785155C906B.svg" xlink:type="simple" xlink:show="embed" xlink:actuate="onLoad">
            <text:p/>
          </draw:image>
          <draw:image xlink:href="Pictures/100002010000017D00000049ABFB5E17.png" xlink:type="simple" xlink:show="embed" xlink:actuate="onLoad"/>
        </draw:frame>
        <draw:frame draw:style-name="gr2" draw:text-style-name="P1" draw:layer="layout" svg:width="12.627cm" svg:height="2.294cm" svg:x="14.732cm" svg:y="18.026cm">
          <draw:image xlink:href="Pictures/1000805100003154000008F72B67876E.svg" xlink:type="simple" xlink:show="embed" xlink:actuate="onLoad">
            <text:p/>
          </draw:image>
          <draw:image xlink:href="Pictures/10000201000001DD000000578AC3BB5E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b64138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64138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txi </meta:initial-creator>
    <meta:creation-date>2015-05-03T18:11:56.985448754</meta:creation-date>
    <dc:date>2015-05-04T16:23:25.587347126</dc:date>
    <dc:creator>rtxi </dc:creator>
    <meta:editing-duration>PT33M53S</meta:editing-duration>
    <meta:editing-cycles>2</meta:editing-cycles>
    <meta:generator>LibreOffice/4.2.8.2$Linux_X86_64 LibreOffice_project/420m0$Build-2</meta:generator>
    <meta:document-statistic meta:object-count="26"/>
  </office:meta>
</office:document-meta>
</file>